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bee3" officeooo:paragraph-rsid="001ce7c4"/>
    </style:style>
    <style:style style:name="P2" style:family="paragraph" style:parent-style-name="Standard">
      <style:text-properties officeooo:rsid="001ce7c4" officeooo:paragraph-rsid="001ce7c4"/>
    </style:style>
    <style:style style:name="P3" style:family="paragraph" style:parent-style-name="Standard">
      <style:text-properties fo:font-style="italic" officeooo:rsid="00401c75" officeooo:paragraph-rsid="00401c75" style:font-style-asian="italic" style:font-style-complex="italic"/>
    </style:style>
    <style:style style:name="P4" style:family="paragraph" style:parent-style-name="Standard">
      <style:text-properties officeooo:rsid="001de800" officeooo:paragraph-rsid="001ce7c4"/>
    </style:style>
    <style:style style:name="P5" style:family="paragraph" style:parent-style-name="Standard" style:list-style-name="L1">
      <style:text-properties officeooo:paragraph-rsid="03861249"/>
    </style:style>
    <style:style style:name="P6" style:family="paragraph" style:parent-style-name="Standard" style:list-style-name="L1">
      <style:text-properties officeooo:paragraph-rsid="038637dc"/>
    </style:style>
    <style:style style:name="P7" style:family="paragraph" style:parent-style-name="Standard" style:list-style-name="L1">
      <style:text-properties officeooo:paragraph-rsid="03890bbf"/>
    </style:style>
    <style:style style:name="P8" style:family="paragraph" style:parent-style-name="Standard" style:list-style-name="L1">
      <style:text-properties officeooo:paragraph-rsid="038b2171"/>
    </style:style>
    <style:style style:name="P9" style:family="paragraph" style:parent-style-name="Standard" style:list-style-name="L1">
      <style:text-properties officeooo:paragraph-rsid="039586ef"/>
    </style:style>
    <style:style style:name="P10" style:family="paragraph" style:parent-style-name="Standard" style:list-style-name="L1">
      <style:text-properties officeooo:paragraph-rsid="0396b0c5"/>
    </style:style>
    <style:style style:name="P11" style:family="paragraph" style:parent-style-name="Standard" style:list-style-name="L1">
      <style:text-properties officeooo:paragraph-rsid="03974b5c"/>
    </style:style>
    <style:style style:name="P12" style:family="paragraph" style:parent-style-name="Standard" style:list-style-name="L1">
      <style:text-properties officeooo:paragraph-rsid="03a39e28"/>
    </style:style>
    <style:style style:name="P13" style:family="paragraph" style:parent-style-name="Standard" style:list-style-name="L1">
      <style:text-properties officeooo:paragraph-rsid="03acab20"/>
    </style:style>
    <style:style style:name="P14" style:family="paragraph" style:parent-style-name="Standard" style:list-style-name="L1">
      <style:text-properties officeooo:paragraph-rsid="03ad4955"/>
    </style:style>
    <style:style style:name="P15" style:family="paragraph" style:parent-style-name="Standard">
      <style:text-properties officeooo:rsid="001de800" officeooo:paragraph-rsid="037eb59c"/>
    </style:style>
    <style:style style:name="P16" style:family="paragraph" style:parent-style-name="Standard">
      <style:text-properties officeooo:rsid="03598675" officeooo:paragraph-rsid="03598675"/>
    </style:style>
    <style:style style:name="P17" style:family="paragraph" style:parent-style-name="Standard" style:list-style-name="L1">
      <style:text-properties officeooo:rsid="03603b41" officeooo:paragraph-rsid="036388e5"/>
    </style:style>
    <style:style style:name="P18" style:family="paragraph" style:parent-style-name="Standard" style:list-style-name="L1">
      <style:text-properties officeooo:rsid="03603b41" officeooo:paragraph-rsid="03762982"/>
    </style:style>
    <style:style style:name="P19" style:family="paragraph" style:parent-style-name="Standard" style:list-style-name="L1">
      <style:text-properties officeooo:rsid="03603b41" officeooo:paragraph-rsid="037bff2d"/>
    </style:style>
    <style:style style:name="P20" style:family="paragraph" style:parent-style-name="Standard" style:list-style-name="L1">
      <style:text-properties officeooo:rsid="03603b41" officeooo:paragraph-rsid="038259ed"/>
    </style:style>
    <style:style style:name="P21" style:family="paragraph" style:parent-style-name="Standard" style:list-style-name="L1">
      <style:text-properties officeooo:rsid="036388e5" officeooo:paragraph-rsid="036388e5"/>
    </style:style>
    <style:style style:name="P22" style:family="paragraph" style:parent-style-name="Standard" style:list-style-name="L1">
      <style:text-properties officeooo:rsid="036388e5" officeooo:paragraph-rsid="036be892"/>
    </style:style>
    <style:style style:name="P23" style:family="paragraph" style:parent-style-name="Standard">
      <style:text-properties officeooo:rsid="001ce7c4" officeooo:paragraph-rsid="037dad9d"/>
    </style:style>
    <style:style style:name="P24" style:family="paragraph" style:parent-style-name="Standard" style:list-style-name="L1">
      <style:text-properties officeooo:rsid="039586ef" officeooo:paragraph-rsid="039586ef"/>
    </style:style>
    <style:style style:name="P25" style:family="paragraph" style:parent-style-name="Standard" style:list-style-name="L1">
      <style:text-properties officeooo:rsid="039586ef" officeooo:paragraph-rsid="03974b5c"/>
    </style:style>
    <style:style style:name="P26" style:family="paragraph" style:parent-style-name="Standard" style:list-style-name="L1">
      <style:paragraph-properties fo:break-before="page"/>
      <style:text-properties officeooo:paragraph-rsid="0398da0f"/>
    </style:style>
    <style:style style:name="P27" style:family="paragraph" style:parent-style-name="Standard" style:list-style-name="L1">
      <style:paragraph-properties fo:break-before="page"/>
      <style:text-properties officeooo:rsid="03603b41" officeooo:paragraph-rsid="03762982"/>
    </style:style>
    <style:style style:name="P28" style:family="paragraph" style:parent-style-name="Standard" style:list-style-name="L1">
      <style:paragraph-properties fo:break-before="page"/>
      <style:text-properties officeooo:rsid="03603b41" officeooo:paragraph-rsid="03ad4955"/>
    </style:style>
    <style:style style:name="T1" style:family="text">
      <style:text-properties fo:font-weight="bold" style:font-weight-asian="bold" style:font-weight-complex="bold"/>
    </style:style>
    <style:style style:name="T2" style:family="text">
      <style:text-properties fo:font-weight="bold" officeooo:rsid="001ce7c4" style:font-weight-asian="bold" style:font-weight-complex="bold"/>
    </style:style>
    <style:style style:name="T3" style:family="text">
      <style:text-properties fo:font-weight="bold" officeooo:rsid="001de800" style:font-weight-asian="bold" style:font-weight-complex="bold"/>
    </style:style>
    <style:style style:name="T4" style:family="text">
      <style:text-properties fo:font-weight="bold" officeooo:rsid="0359a717" style:font-weight-asian="bold" style:font-weight-complex="bold"/>
    </style:style>
    <style:style style:name="T5" style:family="text">
      <style:text-properties fo:font-weight="bold" officeooo:rsid="035c75cb" style:font-weight-asian="bold" style:font-weight-complex="bold"/>
    </style:style>
    <style:style style:name="T6" style:family="text">
      <style:text-properties fo:font-weight="bold" officeooo:rsid="036388e5" style:font-weight-asian="bold" style:font-weight-complex="bold"/>
    </style:style>
    <style:style style:name="T7" style:family="text">
      <style:text-properties fo:font-weight="bold" officeooo:rsid="036566cd" style:font-weight-asian="bold" style:font-weight-complex="bold"/>
    </style:style>
    <style:style style:name="T8" style:family="text">
      <style:text-properties fo:font-weight="bold" officeooo:rsid="03866522" style:font-weight-asian="bold" style:font-weight-complex="bold"/>
    </style:style>
    <style:style style:name="T9" style:family="text">
      <style:text-properties fo:font-weight="bold" officeooo:rsid="03888e67" style:font-weight-asian="bold" style:font-weight-complex="bold"/>
    </style:style>
    <style:style style:name="T10" style:family="text">
      <style:text-properties fo:font-weight="bold" officeooo:rsid="03890bbf" style:font-weight-asian="bold" style:font-weight-complex="bold"/>
    </style:style>
    <style:style style:name="T11" style:family="text">
      <style:text-properties fo:font-weight="bold" officeooo:rsid="03acab20" style:font-weight-asian="bold" style:font-weight-complex="bold"/>
    </style:style>
    <style:style style:name="T12" style:family="text">
      <style:text-properties fo:font-weight="bold" officeooo:rsid="03ad4955" style:font-weight-asian="bold" style:font-weight-complex="bold"/>
    </style:style>
    <style:style style:name="T13" style:family="text">
      <style:text-properties officeooo:rsid="001de800"/>
    </style:style>
    <style:style style:name="T14" style:family="text">
      <style:text-properties fo:font-style="italic" style:font-style-asian="italic" style:font-style-complex="italic"/>
    </style:style>
    <style:style style:name="T15" style:family="text">
      <style:text-properties fo:font-style="italic" officeooo:rsid="001de800" style:font-style-asian="italic" style:font-style-complex="italic"/>
    </style:style>
    <style:style style:name="T16" style:family="text">
      <style:text-properties fo:font-style="italic" officeooo:rsid="01c9c548" style:font-style-asian="italic" style:font-style-complex="italic"/>
    </style:style>
    <style:style style:name="T17" style:family="text">
      <style:text-properties fo:font-style="italic" officeooo:rsid="0363139f" style:font-style-asian="italic" style:font-style-complex="italic"/>
    </style:style>
    <style:style style:name="T18" style:family="text">
      <style:text-properties fo:font-style="italic" officeooo:rsid="036388e5" style:font-style-asian="italic" style:font-style-complex="italic"/>
    </style:style>
    <style:style style:name="T19" style:family="text">
      <style:text-properties fo:font-style="italic" officeooo:rsid="036566cd" style:font-style-asian="italic" style:font-style-complex="italic"/>
    </style:style>
    <style:style style:name="T20" style:family="text">
      <style:text-properties fo:font-style="italic" officeooo:rsid="036f4ae3" style:font-style-asian="italic" style:font-style-complex="italic"/>
    </style:style>
    <style:style style:name="T21" style:family="text">
      <style:text-properties fo:font-style="italic" officeooo:rsid="03866522" style:font-style-asian="italic" style:font-style-complex="italic"/>
    </style:style>
    <style:style style:name="T22" style:family="text">
      <style:text-properties fo:font-style="italic" officeooo:rsid="03a7a91f" style:font-style-asian="italic" style:font-style-complex="italic"/>
    </style:style>
    <style:style style:name="T23" style:family="text">
      <style:text-properties fo:font-style="italic" fo:font-weight="bold" officeooo:rsid="001de800" style:font-style-asian="italic" style:font-weight-asian="bold" style:font-style-complex="italic" style:font-weight-complex="bold"/>
    </style:style>
    <style:style style:name="T24" style:family="text">
      <style:text-properties fo:font-style="italic" fo:font-weight="bold" officeooo:rsid="036388e5" style:font-style-asian="italic" style:font-weight-asian="bold" style:font-style-complex="italic" style:font-weight-complex="bold"/>
    </style:style>
    <style:style style:name="T25" style:family="text">
      <style:text-properties fo:font-style="italic" fo:font-weight="bold" officeooo:rsid="038b2171" style:font-style-asian="italic" style:font-weight-asian="bold" style:font-style-complex="italic" style:font-weight-complex="bold"/>
    </style:style>
    <style:style style:name="T26" style:family="text">
      <style:text-properties fo:font-style="italic" fo:font-weight="bold" officeooo:rsid="03974b5c" style:font-style-asian="italic" style:font-weight-asian="bold" style:font-style-complex="italic"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01de800" style:font-style-asian="italic" style:font-weight-asian="normal" style:font-style-complex="italic" style:font-weight-complex="normal"/>
    </style:style>
    <style:style style:name="T29" style:family="text">
      <style:text-properties fo:font-style="italic" fo:font-weight="normal" officeooo:rsid="035d824c" style:font-style-asian="italic" style:font-weight-asian="normal" style:font-style-complex="italic" style:font-weight-complex="normal"/>
    </style:style>
    <style:style style:name="T30" style:family="text">
      <style:text-properties fo:font-style="italic" fo:font-weight="normal" officeooo:rsid="038b2171" style:font-style-asian="italic" style:font-weight-asian="normal" style:font-style-complex="italic" style:font-weight-complex="normal"/>
    </style:style>
    <style:style style:name="T31" style:family="text">
      <style:text-properties fo:font-style="italic" fo:font-weight="normal" officeooo:rsid="038f8d07" style:font-style-asian="italic" style:font-weight-asian="normal" style:font-style-complex="italic" style:font-weight-complex="normal"/>
    </style:style>
    <style:style style:name="T32" style:family="text">
      <style:text-properties fo:font-style="italic" fo:font-weight="normal" officeooo:rsid="0392a95c" style:font-style-asian="italic" style:font-weight-asian="normal" style:font-style-complex="italic" style:font-weight-complex="normal"/>
    </style:style>
    <style:style style:name="T33" style:family="text">
      <style:text-properties fo:font-style="italic" fo:font-weight="normal" officeooo:rsid="03890bbf" style:font-style-asian="italic" style:font-weight-asian="normal" style:font-style-complex="italic" style:font-weight-complex="normal"/>
    </style:style>
    <style:style style:name="T34" style:family="text">
      <style:text-properties fo:font-style="italic" fo:font-weight="normal" officeooo:rsid="039361d2" style:font-style-asian="italic" style:font-weight-asian="normal" style:font-style-complex="italic" style:font-weight-complex="normal"/>
    </style:style>
    <style:style style:name="T35" style:family="text">
      <style:text-properties fo:font-weight="normal" officeooo:rsid="03866522" style:font-weight-asian="normal" style:font-weight-complex="normal"/>
    </style:style>
    <style:style style:name="T36" style:family="text">
      <style:text-properties fo:font-weight="normal" officeooo:rsid="03888e67" style:font-weight-asian="normal" style:font-weight-complex="normal"/>
    </style:style>
    <style:style style:name="T37" style:family="text">
      <style:text-properties fo:font-weight="normal" officeooo:rsid="03890bbf" style:font-weight-asian="normal" style:font-weight-complex="normal"/>
    </style:style>
    <style:style style:name="T38" style:family="text">
      <style:text-properties fo:font-weight="normal" officeooo:rsid="038b2171" style:font-weight-asian="normal" style:font-weight-complex="normal"/>
    </style:style>
    <style:style style:name="T39" style:family="text">
      <style:text-properties fo:font-weight="normal" officeooo:rsid="038cc026" style:font-weight-asian="normal" style:font-weight-complex="normal"/>
    </style:style>
    <style:style style:name="T40" style:family="text">
      <style:text-properties fo:font-weight="normal" officeooo:rsid="038cd691" style:font-weight-asian="normal" style:font-weight-complex="normal"/>
    </style:style>
    <style:style style:name="T41" style:family="text">
      <style:text-properties fo:font-weight="normal" officeooo:rsid="038db1b9" style:font-weight-asian="normal" style:font-weight-complex="normal"/>
    </style:style>
    <style:style style:name="T42" style:family="text">
      <style:text-properties fo:font-weight="normal" officeooo:rsid="038dbef1" style:font-weight-asian="normal" style:font-weight-complex="normal"/>
    </style:style>
    <style:style style:name="T43" style:family="text">
      <style:text-properties fo:font-weight="normal" officeooo:rsid="038f8d07" style:font-weight-asian="normal" style:font-weight-complex="normal"/>
    </style:style>
    <style:style style:name="T44" style:family="text">
      <style:text-properties fo:font-weight="normal" officeooo:rsid="03916bbf" style:font-weight-asian="normal" style:font-weight-complex="normal"/>
    </style:style>
    <style:style style:name="T45" style:family="text">
      <style:text-properties fo:font-weight="normal" officeooo:rsid="0392816b" style:font-weight-asian="normal" style:font-weight-complex="normal"/>
    </style:style>
    <style:style style:name="T46" style:family="text">
      <style:text-properties fo:font-weight="normal" officeooo:rsid="0392a95c" style:font-weight-asian="normal" style:font-weight-complex="normal"/>
    </style:style>
    <style:style style:name="T47" style:family="text">
      <style:text-properties fo:font-weight="normal" officeooo:rsid="039337d2" style:font-weight-asian="normal" style:font-weight-complex="normal"/>
    </style:style>
    <style:style style:name="T48" style:family="text">
      <style:text-properties fo:font-weight="normal" officeooo:rsid="039361d2" style:font-weight-asian="normal" style:font-weight-complex="normal"/>
    </style:style>
    <style:style style:name="T49" style:family="text">
      <style:text-properties fo:font-weight="normal" officeooo:rsid="039547b9" style:font-weight-asian="normal" style:font-weight-complex="normal"/>
    </style:style>
    <style:style style:name="T50" style:family="text">
      <style:text-properties fo:font-weight="normal" officeooo:rsid="03954e95" style:font-weight-asian="normal" style:font-weight-complex="normal"/>
    </style:style>
    <style:style style:name="T51" style:family="text">
      <style:text-properties fo:font-weight="normal" officeooo:rsid="039ae9d9" style:font-weight-asian="normal" style:font-weight-complex="normal"/>
    </style:style>
    <style:style style:name="T52" style:family="text">
      <style:text-properties fo:font-weight="normal" officeooo:rsid="039b5e4d" style:font-weight-asian="normal" style:font-weight-complex="normal"/>
    </style:style>
    <style:style style:name="T53" style:family="text">
      <style:text-properties fo:font-weight="normal" officeooo:rsid="039dc13b" style:font-weight-asian="normal" style:font-weight-complex="normal"/>
    </style:style>
    <style:style style:name="T54" style:family="text">
      <style:text-properties fo:font-weight="normal" officeooo:rsid="039ddb38" style:font-weight-asian="normal" style:font-weight-complex="normal"/>
    </style:style>
    <style:style style:name="T55" style:family="text">
      <style:text-properties fo:font-weight="normal" officeooo:rsid="039f7039" style:font-weight-asian="normal" style:font-weight-complex="normal"/>
    </style:style>
    <style:style style:name="T56" style:family="text">
      <style:text-properties fo:font-weight="normal" officeooo:rsid="03a14c8e" style:font-weight-asian="normal" style:font-weight-complex="normal"/>
    </style:style>
    <style:style style:name="T57" style:family="text">
      <style:text-properties fo:font-style="normal" officeooo:rsid="001de800" style:font-style-asian="normal" style:font-style-complex="normal"/>
    </style:style>
    <style:style style:name="T58" style:family="text">
      <style:text-properties fo:font-style="normal" fo:font-weight="normal" officeooo:rsid="038b2171" style:font-style-asian="normal" style:font-weight-asian="normal" style:font-style-complex="normal" style:font-weight-complex="normal"/>
    </style:style>
    <style:style style:name="T59" style:family="text">
      <style:text-properties fo:font-style="normal" fo:font-weight="bold" officeooo:rsid="001de800" style:font-style-asian="normal" style:font-weight-asian="bold" style:font-style-complex="normal" style:font-weight-complex="bold"/>
    </style:style>
    <style:style style:name="T60" style:family="text">
      <style:text-properties fo:color="#6600cc" officeooo:rsid="001de800"/>
    </style:style>
    <style:style style:name="T61" style:family="text">
      <style:text-properties fo:color="#000099" fo:font-weight="bold" officeooo:rsid="001de800" style:font-weight-asian="bold" style:font-weight-complex="bold"/>
    </style:style>
    <style:style style:name="T62" style:family="text">
      <style:text-properties fo:color="#999999" fo:font-weight="bold" officeooo:rsid="001de800" style:font-weight-asian="bold" style:font-weight-complex="bold"/>
    </style:style>
    <style:style style:name="T63" style:family="text">
      <style:text-properties fo:color="#999999" fo:font-weight="bold" officeooo:rsid="03ad4955" style:font-weight-asian="bold" style:font-weight-complex="bold"/>
    </style:style>
    <style:style style:name="T64" style:family="text">
      <style:text-properties fo:color="#999999" officeooo:rsid="001de800"/>
    </style:style>
    <style:style style:name="T65" style:family="text">
      <style:text-properties fo:font-size="16pt" fo:font-weight="bold" style:font-size-asian="16pt" style:font-weight-asian="bold" style:font-size-complex="16pt" style:font-weight-complex="bold"/>
    </style:style>
    <style:style style:name="T66" style:family="text">
      <style:text-properties fo:font-size="16pt" fo:font-weight="bold" officeooo:rsid="00401c75" style:font-size-asian="16pt" style:font-weight-asian="bold" style:font-size-complex="16pt" style:font-weight-complex="bold"/>
    </style:style>
    <style:style style:name="T67" style:family="text">
      <style:text-properties fo:font-size="16pt" fo:font-weight="normal" style:font-size-asian="16pt" style:font-weight-asian="normal" style:font-size-complex="16pt" style:font-weight-complex="normal"/>
    </style:style>
    <style:style style:name="T68" style:family="text">
      <style:text-properties fo:font-size="16pt" fo:font-style="italic" fo:font-weight="normal" officeooo:rsid="00401c75" style:font-size-asian="16pt" style:font-style-asian="italic" style:font-weight-asian="normal" style:font-size-complex="16pt" style:font-style-complex="italic" style:font-weight-complex="normal"/>
    </style:style>
    <style:style style:name="T69" style:family="text">
      <style:text-properties fo:font-size="16pt" fo:font-style="italic" fo:font-weight="normal" officeooo:rsid="00358cbe" style:font-size-asian="16pt" style:font-style-asian="italic" style:font-weight-asian="normal" style:font-size-complex="16pt" style:font-style-complex="italic" style:font-weight-complex="normal"/>
    </style:style>
    <style:style style:name="T70" style:family="text">
      <style:text-properties fo:font-size="16pt" fo:font-style="italic" fo:font-weight="normal" officeooo:rsid="03598675" style:font-size-asian="16pt" style:font-style-asian="italic" style:font-weight-asian="normal" style:font-size-complex="16pt" style:font-style-complex="italic" style:font-weight-complex="normal"/>
    </style:style>
    <style:style style:name="T71" style:family="text">
      <style:text-properties fo:font-size="16pt" fo:font-style="italic" fo:font-weight="normal" officeooo:rsid="037dad9d" style:font-size-asian="16pt" style:font-style-asian="italic" style:font-weight-asian="normal" style:font-size-complex="16pt" style:font-style-complex="italic" style:font-weight-complex="normal"/>
    </style:style>
    <style:style style:name="T72" style:family="text">
      <style:text-properties officeooo:rsid="03598675"/>
    </style:style>
    <style:style style:name="T73" style:family="text">
      <style:text-properties style:text-position="super 58%" officeooo:rsid="001de800"/>
    </style:style>
    <style:style style:name="T74" style:family="text">
      <style:text-properties style:text-position="super 58%" fo:font-style="normal" officeooo:rsid="035bd43e" style:font-style-asian="normal" style:font-style-complex="normal"/>
    </style:style>
    <style:style style:name="T75" style:family="text">
      <style:text-properties style:text-position="super 58%" officeooo:rsid="036566cd"/>
    </style:style>
    <style:style style:name="T76" style:family="text">
      <style:text-properties officeooo:rsid="0363139f"/>
    </style:style>
    <style:style style:name="T77" style:family="text">
      <style:text-properties officeooo:rsid="036388e5"/>
    </style:style>
    <style:style style:name="T78" style:family="text">
      <style:text-properties officeooo:rsid="036566cd"/>
    </style:style>
    <style:style style:name="T79" style:family="text">
      <style:text-properties officeooo:rsid="037dad9d"/>
    </style:style>
    <style:style style:name="T80" style:family="text">
      <style:text-properties officeooo:rsid="038637dc"/>
    </style:style>
    <style:style style:name="T81" style:family="text">
      <style:text-properties officeooo:rsid="03866522"/>
    </style:style>
    <style:style style:name="T82" style:family="text">
      <style:text-properties officeooo:rsid="0396b0c5"/>
    </style:style>
    <style:style style:name="T83" style:family="text">
      <style:text-properties officeooo:rsid="03974b5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K-19006 Various Topics of Civil Engineering: <text:span text:style-name="T2">Python 3 for scientific computing</text:span></text:p>
      <text:p text:style-name="P2">Spring 2018, TUT, Tampere</text:p>
      <text:p text:style-name="P2"/>
      <text:p text:style-name="P3">Published <text:span text:style-name="T72">7</text:span>.<text:span text:style-name="T72">5</text:span>.2018</text:p>
      <text:p text:style-name="P2"/>
      <text:p text:style-name="P23"><text:span text:style-name="T65">Exercise</text:span><text:span text:style-name="T66">s</text:span><text:span text:style-name="T67">,</text:span><text:span text:style-name="T68"> </text:span><text:span text:style-name="T69">lecture</text:span><text:span text:style-name="T70">s</text:span><text:span text:style-name="T69"> </text:span><text:span text:style-name="T70">5–</text:span><text:span text:style-name="T71">6, 9</text:span><text:span text:style-name="T70">–11</text:span></text:p>
      <text:p text:style-name="P15"><text:line-break/><text:span text:style-name="T79">(The final set. No parallel computing (lec. 7) or HPC (lec. 8) – keeping installation requirements light.)</text:span><text:line-break/></text:p>
      <text:p text:style-name="P16">As a refresher for questions 1–4, see lectures 5 and 6, and <text:a xlink:type="simple" xlink:href="http://cs231n.github.io/python-numpy-tutorial/" text:style-name="Internet_20_link" text:visited-style-name="Visited_20_Internet_20_Link">this tutorial by Justin Johnson</text:a>.</text:p>
      <text:p text:style-name="P16"/>
      <text:p text:style-name="P16">For Matplotlib specifically, recall that the module is <text:span text:style-name="T14">matplotlib.pyplot</text:span> (which is customarily imported as <text:span text:style-name="T27">plt</text:span>); then use <text:span text:style-name="T14">help()</text:span>, search the internet, and refer to <text:a xlink:type="simple" xlink:href="https://matplotlib.org/gallery.html" text:style-name="Internet_20_link" text:visited-style-name="Visited_20_Internet_20_Link">the gallery</text:a>.</text:p>
      <text:p text:style-name="P4"/>
      <text:list xml:id="list3178267264511967401" text:style-name="L1">
        <text:list-item>
          <text:p text:style-name="P14"><text:span text:style-name="T13">★☆☆ </text:span><text:span text:style-name="T15">NumPy and SciPy</text:span><text:span text:style-name="T16">.</text:span><text:span text:style-name="T13"><text:line-break/><text:line-break/></text:span><text:span text:style-name="T3">a)</text:span><text:span text:style-name="T13"> Compute </text:span><text:span text:style-name="T15">x</text:span><text:span text:style-name="T73">2</text:span><text:span text:style-name="T13"> for 0 ≤ </text:span><text:span text:style-name="T15">x</text:span><text:span text:style-name="T13"> ≤ 1. Use array operations (no explicit looping!). (</text:span><text:span text:style-name="T15">Hint</text:span><text:span text:style-name="T13">: </text:span><text:span text:style-name="T15">np.linspace</text:span><text:span text:style-name="T13">)<text:line-break/><text:line-break/></text:span><text:span text:style-name="T4">b</text:span><text:span text:style-name="T3">)</text:span><text:span text:style-name="T13"> Create a random square matrix </text:span><text:span text:style-name="T23">A</text:span><text:span text:style-name="T13"> (size </text:span><text:span text:style-name="T15">n</text:span><text:span text:style-name="T13"> by </text:span><text:span text:style-name="T15">n</text:span><text:span text:style-name="T13">), a random vector </text:span><text:span text:style-name="T23">b</text:span><text:span text:style-name="T13"> (length </text:span><text:span text:style-name="T15">n</text:span><text:span text:style-name="T13">), and solve the linear equation system <text:s/></text:span><text:span text:style-name="T23">A</text:span><text:span text:style-name="T15"> </text:span><text:span text:style-name="T23">x</text:span><text:span text:style-name="T15"> </text:span><text:span text:style-name="T57">=</text:span><text:span text:style-name="T15"> </text:span><text:span text:style-name="T23">b</text:span><text:span text:style-name="T13"> <text:s/>for <text:s/></text:span><text:span text:style-name="T23">x</text:span><text:span text:style-name="T13"> <text:s/>using NumPy. (</text:span><text:span text:style-name="T15">Hint</text:span><text:span text:style-name="T13">: </text:span><text:span text:style-name="T15">np.linalg</text:span><text:span text:style-name="T13">, </text:span><text:span text:style-name="T15">np.random</text:span><text:span text:style-name="T13">.)<text:line-break/><text:line-break/></text:span><text:span text:style-name="T4">c</text:span><text:span text:style-name="T3">)</text:span><text:span text:style-name="T13"> You have a linear equation system that happens to have integer coefficients. How do you force the datatype when you create your matrix </text:span><text:span text:style-name="T23">A</text:span><text:span text:style-name="T13"> as a NumPy array, so that NumPy will<text:line-break/>treat the numbers as floats?<text:line-break/><text:line-break/></text:span><text:span text:style-name="T4">d</text:span><text:span text:style-name="T3">)</text:span><text:span text:style-name="T13"> Look at the online documentation for scipy.linalg. Roughly, what is the main difference between </text:span><text:span text:style-name="T15">scipy.linalg</text:span><text:span text:style-name="T13"> and </text:span><text:span text:style-name="T15">np.linalg</text:span><text:span text:style-name="T13">?<text:line-break/><text:line-break/></text:span><text:span text:style-name="T4">e</text:span><text:span text:style-name="T3">)</text:span><text:span text:style-name="T13"> How do you solve an eigenvalue problem <text:s/></text:span><text:span text:style-name="T23">A</text:span><text:span text:style-name="T15"> </text:span><text:span text:style-name="T23">x</text:span><text:span text:style-name="T13"> = </text:span><text:span text:style-name="T15">λ </text:span><text:span text:style-name="T23">x</text:span><text:span text:style-name="T13"> <text:s/>with SciPy? If your matrix </text:span><text:span text:style-name="T23">A</text:span><text:span text:style-name="T13"> is general? If hermitian? How do you solve a generalized eigenvalue problem <text:s/></text:span><text:span text:style-name="T23">A</text:span><text:span text:style-name="T15"> </text:span><text:span text:style-name="T23">x</text:span><text:span text:style-name="T13"> = </text:span><text:span text:style-name="T15">λ </text:span><text:span text:style-name="T23">B</text:span><text:span text:style-name="T15"> </text:span><text:span text:style-name="T23">x</text:span><text:span text:style-name="T13"> <text:s/>with SciPy?<text:line-break/><text:line-break/></text:span><text:span text:style-name="T3">f)</text:span><text:span text:style-name="T13"> How do you perform an SVD (singular value decomposition) in NumPy and/or SciPy?<text:line-break/>How do you get the condition number of a matrix?<text:line-break/><text:line-break/></text:span></text:p>
        </text:list-item>
        <text:list-item>
          <text:p text:style-name="P13"><text:span text:style-name="T13">★☆☆ </text:span><text:span text:style-name="T15">Basic plotting</text:span><text:span text:style-name="T13">.<text:line-break/><text:line-break/></text:span><text:span text:style-name="T3">a)</text:span><text:span text:style-name="T13"> Using NumPy and Matplotlib, plot the monomials </text:span><text:span text:style-name="T15">x</text:span><text:span text:style-name="T13">, </text:span><text:span text:style-name="T15">x</text:span><text:span text:style-name="T74">2</text:span><text:span text:style-name="T13">, </text:span><text:span text:style-name="T15">x</text:span><text:span text:style-name="T74">3</text:span><text:span text:style-name="T13">, </text:span><text:span text:style-name="T15">x</text:span><text:span text:style-name="T74">4</text:span><text:span text:style-name="T13"> and </text:span><text:span text:style-name="T15">x</text:span><text:span text:style-name="T74">5</text:span><text:span text:style-name="T13"> <text:s/>into the same picture, with </text:span><text:span text:style-name="T15">x</text:span><text:span text:style-name="T13"> in the interval [0, 1]. (</text:span><text:span text:style-name="T15">Hint</text:span><text:span text:style-name="T13">: in Matplotlib, </text:span><text:span text:style-name="T15">hold</text:span><text:span text:style-name="T13"> is enabled by default.)<text:line-break/><text:line-break/></text:span><text:span text:style-name="T12">b</text:span><text:span text:style-name="T3">)</text:span><text:span text:style-name="T13"> Add a grid, </text:span><text:span text:style-name="T15">x</text:span><text:span text:style-name="T13">-axis and </text:span><text:span text:style-name="T15">y</text:span><text:span text:style-name="T13">-axis labels, and a title.<text:line-break/><text:line-break/></text:span><text:span text:style-name="T12">c</text:span><text:span text:style-name="T3">)</text:span><text:span text:style-name="T13"> Label each curve (recall that you can use TeX math in the labels) and add a legend.<text:line-break/><text:line-break/></text:span><text:span text:style-name="T3">Don't</text:span><text:span text:style-name="T13"> provide labels directly to the </text:span><text:span text:style-name="T15">legend()</text:span><text:span text:style-name="T13"> command. How to make sure, in your source code,<text:line-break/>that each label definitely stays together with the curve it is supposed to label?<text:line-break/><text:line-break/>(</text:span><text:span text:style-name="T28">Hint</text:span><text:span text:style-name="T29">s</text:span><text:span text:style-name="T13">: raw strings are convenient for TeX code, e.g. </text:span><text:span text:style-name="T60">r"$x**2$"</text:span><text:span text:style-name="T13">; see the kwargs of </text:span><text:span text:style-name="T15">plt.plot</text:span><text:span text:style-name="T13">.)</text:span></text:p>
          <text:p text:style-name="P28"><text:span text:style-name="T12">d</text:span><text:span text:style-name="T1">)</text:span> Save the resulting figure in a format of your choice (e.g. <text:span text:style-name="T14">pdf</text:span>, <text:span text:style-name="T14">svg</text:span> or <text:span text:style-name="T14">png</text:span>).<text:line-break/><text:line-break/>Do this from your script, so that the saving occurs automatically every time the script runs, without the need to press any buttons.<text:line-break/><text:line-break/>(<text:span text:style-name="T14">Hint</text:span>: <text:span text:style-name="T14">plt.savefig</text:span>.)<text:line-break/><text:line-break/><text:tab/><text:span text:style-name="T76">※ The </text:span><text:span text:style-name="T17">eps</text:span><text:span text:style-name="T76"> exporter is broken-ish, not recommended. If you intend to use the figure<text:line-break/><text:tab/>in a document rendered with pdflatex, just export as </text:span><text:span text:style-name="T17">pdf</text:span><text:span text:style-name="T76">; pdflatex can use </text:span><text:span text:style-name="T17">pdf</text:span><text:span text:style-name="T76"> figures.<text:line-break/><text:line-break/><text:tab/>If you intend to manually add annotations (but see the gallery for how to script things<text:line-break/><text:tab/>like that!) in Inkscape, save as </text:span><text:span text:style-name="T17">svg</text:span><text:span text:style-name="T76">.<text:line-break/><text:line-break/><text:tab/>Save as </text:span><text:span text:style-name="T17">png</text:span><text:span text:style-name="T76"> only for online use; bitmaps, unlike vector graphics, don't scale well!</text:span><text:line-break/><text:line-break/><text:span text:style-name="T63">e</text:span><text:span text:style-name="T62">)</text:span><text:span text:style-name="T64"> [optional]</text:span><text:span text:style-name="T13"> In your opinion, how many samples is enough for plotting a curve? Why?<text:line-break/></text:span><text:line-break/></text:p>
        </text:list-item>
        <text:list-item>
          <text:p text:style-name="P17"><text:span text:style-name="T13">★★☆ </text:span><text:span text:style-name="T15">Intermediate plotting</text:span><text:span text:style-name="T13">.</text:span></text:p>
          <text:p text:style-name="P17"><text:line-break/><text:span text:style-name="T6">a)</text:span><text:span text:style-name="T77"> </text:span><text:span text:style-name="T18">Controlling the look</text:span><text:span text:style-name="T77">. Look at the </text:span><text:span text:style-name="T18">linestyle</text:span><text:span text:style-name="T77">, </text:span><text:span text:style-name="T18">linewidth</text:span><text:span text:style-name="T77">, </text:span><text:span text:style-name="T18">color</text:span><text:span text:style-name="T77">, </text:span><text:span text:style-name="T18">marker</text:span><text:span text:style-name="T77">, </text:span><text:span text:style-name="T18">markersize</text:span><text:span text:style-name="T77"> options of </text:span><text:span text:style-name="T18">plt.plot</text:span><text:span text:style-name="T77">. Try them out on your solution to exercise 1.</text:span></text:p>
          <text:p text:style-name="P17"><text:line-break/><text:span text:style-name="T6">b)</text:span><text:span text:style-name="T77"> </text:span><text:span text:style-name="T18">Subplots</text:span><text:span text:style-name="T77">. Look at </text:span><text:span text:style-name="T18">plt.subplot</text:span><text:span text:style-name="T77"> (not to be confused with </text:span><text:span text:style-name="T18">plt.subplot</text:span><text:span text:style-name="T24">s</text:span><text:span text:style-name="T77">.) Make a 2-column by<text:line-break/>3-row array of subplots, and plot a different function in each. Add a title for the whole plot<text:line-break/>(see </text:span><text:span text:style-name="T18">plt.suptitle</text:span><text:span text:style-name="T77">). Try adding axis labels for each subplot.<text:line-break/><text:line-break/></text:span><text:span text:style-name="T6">c)</text:span><text:span text:style-name="T77"> Placement of </text:span><text:span text:style-name="T22">y</text:span><text:span text:style-name="T18">-axis label</text:span><text:span text:style-name="T22">s</text:span><text:span text:style-name="T77">. In a two-column subplot like in </text:span><text:span text:style-name="T6">b)</text:span><text:span text:style-name="T77">, the </text:span><text:span text:style-name="T18">y</text:span><text:span text:style-name="T77">-axis labels often<text:line-break/>don't fit. Place the </text:span><text:span text:style-name="T18">y</text:span><text:span text:style-name="T77">-axis labels of the right column of subplots onto the right side.</text:span></text:p>
          <text:p text:style-name="P21"><text:line-break/>(<text:span text:style-name="T14">Hint</text:span>: <text:a xlink:type="simple" xlink:href="https://stackoverflow.com/questions/13369888/matplotlib-y-axis-label-on-right-side" text:style-name="Internet_20_link" text:visited-style-name="Visited_20_Internet_20_Link">https://stackoverflow.com/questions/13369888/matplotlib-y-axis-label-on-right-side</text:a></text:p>
          <text:p text:style-name="P22"><text:line-break/>You can get the axis object you'll need here as the return value when you call <text:span text:style-name="T14">subplot</text:span>.)<text:line-break/><text:line-break/><text:span text:style-name="T1">d)</text:span> <text:span text:style-name="T14">Independent y-axes</text:span>. In the interval [0, 1], plot the functions<text:line-break/><text:line-break/><text:span text:style-name="T19">f</text:span><text:span text:style-name="T78">(</text:span><text:span text:style-name="T19">x</text:span><text:span text:style-name="T78">) = –6 </text:span><text:span text:style-name="T19">x</text:span><text:span text:style-name="T75">5</text:span><text:span text:style-name="T78"> + 15 </text:span><text:span text:style-name="T19">x</text:span><text:span text:style-name="T75">4</text:span><text:span text:style-name="T78"> – 10 </text:span><text:span text:style-name="T19">x</text:span><text:span text:style-name="T75">3</text:span><text:span text:style-name="T78"> + 1<text:line-break/></text:span><text:span text:style-name="T19">g</text:span><text:span text:style-name="T78">(</text:span><text:span text:style-name="T19">x</text:span><text:span text:style-name="T78">) = (1 / 2) · ( –</text:span><text:span text:style-name="T19">x</text:span><text:span text:style-name="T75">5</text:span><text:span text:style-name="T78"> + 3 </text:span><text:span text:style-name="T19">x</text:span><text:span text:style-name="T75">4</text:span><text:span text:style-name="T78"> – 3 </text:span><text:span text:style-name="T19">x</text:span><text:span text:style-name="T75">3</text:span><text:span text:style-name="T78"> + </text:span><text:span text:style-name="T19">x</text:span><text:span text:style-name="T75">2</text:span><text:span text:style-name="T78"> )<text:line-break/><text:line-break/>into the same picture, </text:span><text:span text:style-name="T19">using an independent y axis for each</text:span><text:span text:style-name="T78">. The vertical scale for </text:span><text:span text:style-name="T19">f</text:span><text:span text:style-name="T78"> should be<text:line-break/>placed on the left, and the scale for </text:span><text:span text:style-name="T19">g</text:span><text:span text:style-name="T78"> on the right.<text:line-break/><text:line-break/>(</text:span><text:span text:style-name="T19">Hint</text:span><text:span text:style-name="T78">: </text:span><text:span text:style-name="T19">twinx</text:span><text:span text:style-name="T78"> method of axis objects; this is completely unrelated to item </text:span><text:span text:style-name="T7">c)</text:span><text:span text:style-name="T78">.)<text:line-break/><text:line-break/><text:tab/>※ These are Hermite polynomials from lecture 5, slide 20; </text:span><text:a xlink:type="simple" xlink:href="https://github.com/Technologicat/python-3-scicomp-intro/blob/master/examples/sympy_hermite_polynomials.py" text:style-name="Internet_20_link" text:visited-style-name="Visited_20_Internet_20_Link"><text:span text:style-name="T78">code available on GitHub</text:span></text:a><text:span text:style-name="T78">.<text:line-break/><text:line-break/></text:span></text:p>
        </text:list-item>
        <text:list-item>
          <text:p text:style-name="P27"><text:span text:style-name="T13">★★☆ </text:span><text:span text:style-name="T20">3D</text:span><text:span text:style-name="T15"> plotting</text:span><text:span text:style-name="T13">.<text:line-break/><text:line-break/>The 3D plotting API of Matplotlib is a bit clunky; feel free to use the example from lecture 5<text:line-break/>(or alternatively, anything suitable you can find on the internet) as a template.<text:line-break/><text:line-break/></text:span><text:span text:style-name="T3">a)</text:span><text:span text:style-name="T13"> Using NumPy and Matplotlib, plot the </text:span><text:span text:style-name="T15">wireframe</text:span><text:span text:style-name="T13"> of <text:s/></text:span><text:span text:style-name="T15">f</text:span><text:span text:style-name="T13">(</text:span><text:span text:style-name="T15">x</text:span><text:span text:style-name="T13">, </text:span><text:span text:style-name="T15">y</text:span><text:span text:style-name="T13">) = sin(</text:span><text:span text:style-name="T15">π</text:span><text:span text:style-name="T13"> </text:span><text:span text:style-name="T15">x</text:span><text:span text:style-name="T13">) cos(</text:span><text:span text:style-name="T15">π</text:span><text:span text:style-name="T13"> </text:span><text:span text:style-name="T15">y</text:span><text:span text:style-name="T13">) <text:s/>for </text:span><text:span text:style-name="T15">x</text:span><text:span text:style-name="T13"> and </text:span><text:span text:style-name="T15">y</text:span><text:span text:style-name="T13"><text:line-break/>in the unit square.<text:line-break/><text:line-break/>(</text:span><text:span text:style-name="T15">Hint</text:span><text:span text:style-name="T13">: use NumPy's </text:span><text:span text:style-name="T15">meshgrid</text:span><text:span text:style-name="T13">, similarly to how this would be done in MATLAB.)<text:line-break/><text:line-break/></text:span><text:span text:style-name="T3">b)</text:span><text:span text:style-name="T13"> Add axis labels and a title. Set a nice camera angle.<text:line-break/><text:line-break/></text:span><text:span text:style-name="T3">c)</text:span><text:span text:style-name="T13"> Experiment with the options of the wireframe command to get a nice-looking plot.<text:line-break/><text:line-break/>(</text:span><text:span text:style-name="T15">Hint</text:span><text:span text:style-name="T13">: </text:span><text:span text:style-name="T15">strides</text:span><text:span text:style-name="T13">. You can use a denser mesh for the data than the wireframe grid will be; the extra data will be used to make curved edges for the rectangles, to make the lines follow the actual shape of the surface more closely than if just linearly interpolating the rectangle vertices.)<text:line-break/><text:line-break/></text:span><text:span text:style-name="T3">d)</text:span><text:span text:style-name="T13"> Plot the same function as a filled surface (instead of a wireframe).<text:line-break/><text:line-break/></text:span><text:span text:style-name="T3">e)</text:span><text:span text:style-name="T13"> As an alternative view to the same data, make a 2D plot (seen from the top) as a colorsheet.<text:line-break/>Add a colorbar.<text:line-break/><text:line-break/>(</text:span><text:span text:style-name="T15">Hint</text:span><text:span text:style-name="T13">: </text:span><text:span text:style-name="T15">pcolor</text:span><text:span text:style-name="T13">, </text:span><text:span text:style-name="T15">pcolormesh</text:span><text:span text:style-name="T13">. Compare </text:span><text:span text:style-name="T15">contour</text:span><text:span text:style-name="T13">.)</text:span></text:p>
          <text:p text:style-name="P18"><text:line-break/></text:p>
        </text:list-item>
        <text:list-item>
          <text:p text:style-name="P19"><text:span text:style-name="T13">★★☆ </text:span><text:span text:style-name="T15">Version control</text:span><text:span text:style-name="T13">. (Lecture 9)<text:line-break/><text:line-break/>In the lecture notes, pp. 80–88, there is a step-by-step crash course on the basics of the </text:span><text:span text:style-name="T15">git</text:span><text:span text:style-name="T13"> DVCS (distributed version control system).<text:line-break/><text:line-break/><text:tab/>※ The “D” simply means that at all times, you'll have a complete copy of the<text:line-break/><text:tab/> <text:s text:c="4"/>project history </text:span><text:span text:style-name="T15">also on your own computer</text:span><text:span text:style-name="T13">, not just on the version control server.<text:line-break/><text:line-break/></text:span><text:span text:style-name="T3">a)</text:span><text:span text:style-name="T13"> If you haven't used git (or especially, if you haven't used any version control system),<text:line-break/>walk through the crash course and try out </text:span><text:span text:style-name="T15">git</text:span><text:span text:style-name="T13"> in practice.<text:line-break/><text:line-break/>(As test data, you can use any plain text files – doesn't have to be code unless you prefer.)<text:line-break/><text:line-break/></text:span><text:span text:style-name="T62">b)</text:span><text:span text:style-name="T64"> [optional]</text:span><text:span text:style-name="T13"> If you haven't used GitHub, read </text:span><text:a xlink:type="simple" xlink:href="https://guides.github.com/activities/hello-world/" text:style-name="Internet_20_link" text:visited-style-name="Visited_20_Internet_20_Link"><text:span text:style-name="T13">the Hello World guide</text:span></text:a><text:span text:style-name="T13"> and try out the basics.<text:line-break/><text:line-break/><text:tab/>※ Item </text:span><text:span text:style-name="T3">b)</text:span><text:span text:style-name="T13"> requires creating a free account on GitHub; only makes sense to bother<text:line-break/><text:tab/> <text:s text:c="4"/>with it, if you think GitHub could be useful for you.<text:line-break/><text:line-break/><text:tab/> <text:s text:c="4"/>In a nutshell, GitHub is a “social medium of version control”; a collaboration site<text:line-break/><text:tab/> <text:s text:c="4"/>for open-source projects. But you can also use it to just host your own projects<text:line-break/><text:tab/> <text:s text:c="4"/>(regardless of whether you intend to collaborate with anyone on them), provided<text:line-break/><text:tab/> <text:s text:c="4"/>that you intend the source code to be public. (They also offer private repositories,<text:line-break/><text:tab/> <text:s text:c="4"/>but that requires a paid membership.)</text:span></text:p>
        </text:list-item>
        <text:list-item>
          <text:p text:style-name="P20"><text:soft-page-break/><text:span text:style-name="T13">★★★ </text:span><text:span text:style-name="T23">Let</text:span><text:span text:style-name="T15"> it be</text:span><text:span text:style-name="T13">. (Lectures 10–11)<text:line-break/><text:line-break/>In the solutions to exercises 1–2, question 4 e), we noted that Python lacks a </text:span><text:span text:style-name="T3">let</text:span><text:span text:style-name="T13"> construct.<text:line-break/><text:line-break/>Actually, that can be fixed, sort of. Consider this code:<text:line-break/><text:line-break/></text:span><text:a xlink:type="simple" xlink:href="https://github.com/Technologicat/python-3-scicomp-intro/blob/master/examples/let.py" text:style-name="Internet_20_link" text:visited-style-name="Visited_20_Internet_20_Link"><text:span text:style-name="T13">https://github.com/Technologicat/python-3-scicomp-intro/blob/master/examples/let.py</text:span></text:a><text:span text:style-name="T13"><text:line-break/><text:line-break/>Analyze how it works. Specifically:<text:line-break/><text:line-break/></text:span><text:span text:style-name="T3">a)</text:span><text:span text:style-name="T13"> What is the role of each nested </text:span><text:span text:style-name="T61">def</text:span><text:span text:style-name="T13"> in </text:span><text:span text:style-name="T15">let_over_def</text:span><text:span text:style-name="T13">? How do the bindings – which are provided at the definition time of the function being decorated – travel to the actual call(s)<text:line-break/>to the function, which occurs later?<text:line-break/><text:line-break/></text:span><text:span text:style-name="T3">b)</text:span><text:span text:style-name="T13"> </text:span><text:span text:style-name="T15">On the composition of decorators</text:span><text:span text:style-name="T13">. How is the combined decorator </text:span><text:span text:style-name="T3">let</text:span><text:span text:style-name="T13"> built out of the components </text:span><text:span text:style-name="T15">let_over_def</text:span><text:span text:style-name="T13"> and </text:span><text:span text:style-name="T15">immediate</text:span><text:span text:style-name="T13">?<text:line-break/><text:line-break/>(</text:span><text:span text:style-name="T15">Hint</text:span><text:span text:style-name="T13">: keep in mind how a decorator desugars in Python; from that, everything follows.<text:line-break/>The point is to think in terms of how things work behind the scenes.)<text:line-break/><text:line-break/></text:span><text:span text:style-name="T3">c)</text:span><text:span text:style-name="T13"> How does </text:span><text:span text:style-name="T3">letexpr</text:span><text:span text:style-name="T13"> work?<text:line-break/><text:line-break/>Finally, a small implementation trick: how does it single out the </text:span><text:span text:style-name="T15">body</text:span><text:span text:style-name="T13"> parameter,<text:line-break/>out of the arbitrary arguments it accepts?<text:line-break/><text:line-break/><text:line-break/>Then, on a more general note:<text:line-break/><text:line-break/></text:span><text:span text:style-name="T3">d)</text:span><text:span text:style-name="T13"> If we stick with named </text:span><text:span text:style-name="T61">def</text:span><text:span text:style-name="T13"> blocks used in the function-definition-as-a-code-block spirit,<text:line-break/></text:span><text:span text:style-name="T3">let</text:span><text:span text:style-name="T13"> is almost redundant. Explain why.<text:line-break/><text:line-break/>(</text:span><text:span text:style-name="T15">Hint</text:span><text:span text:style-name="T13">: look at </text:span><text:span text:style-name="T3">letify</text:span><text:span text:style-name="T13">. If our only aim is to write let-ish bindings in a readable manner,<text:line-break/>do we really need even that?)<text:line-break/><text:line-break/></text:span><text:span text:style-name="T62">e)</text:span><text:span text:style-name="T64"> [optional]</text:span><text:span text:style-name="T13"> Out of the given implementations, do you prefer </text:span><text:span text:style-name="T3">let</text:span><text:span text:style-name="T13"> or </text:span><text:span text:style-name="T3">letify</text:span><text:span text:style-name="T13">? Why?<text:line-break/><text:line-break/></text:span><text:span text:style-name="T62">f)</text:span><text:span text:style-name="T64"> [optional]</text:span><text:span text:style-name="T13"> In your opinion, are these constructs useful in Python, or not? Why?<text:line-break/><text:line-break/>(There are no “right” answers to items </text:span><text:span text:style-name="T3">e)</text:span><text:span text:style-name="T13"> and </text:span><text:span text:style-name="T3">f)</text:span><text:span text:style-name="T13">; this is software engineering.)<text:line-break/><text:line-break/></text:span><text:span text:style-name="T62">g)</text:span><text:span text:style-name="T64"> [optional]</text:span><text:span text:style-name="T13"> In Lisps, </text:span><text:span text:style-name="T3">let</text:span><text:span text:style-name="T13"> is implemented as a macro that desugars into a λ that is then immediately called. What, if anything, do decorator factories and macros have in common?<text:line-break/><text:line-break/></text:span></text:p>
        </text:list-item>
        <text:list-item>
          <text:p text:style-name="P26"><text:span text:style-name="T13">★★★(★</text:span><text:a xlink:type="simple" xlink:href="https://en.wikipedia.org/wiki/Kleene_star#Kleene_plus" text:style-name="Internet_20_link" text:visited-style-name="Visited_20_Internet_20_Link"><text:span text:style-name="T13">+</text:span></text:a><text:span text:style-name="T13">) </text:span><text:span text:style-name="T15">Monads. </text:span><text:span text:style-name="T23">In Python.</text:span><text:span text:style-name="T13"><text:line-break/><text:line-break/></text:span><text:a xlink:type="simple" xlink:href="https://stackoverflow.com/questions/3870088/a-monad-is-just-a-monoid-in-the-category-of-endofunctors-whats-the-problem" text:style-name="Internet_20_link" text:visited-style-name="Visited_20_Internet_20_Link"><text:span text:style-name="T15">A monad is just a monoid in the category of endofunctors, what's the problem?</text:span></text:a><text:span text:style-name="T13"><text:line-break/><text:line-break/>Seriously though, as our final exercise topic, let's look at the </text:span><text:span text:style-name="T3">monad</text:span><text:span text:style-name="T13">, a concept from the<text:line-break/>pure FP world – particularly Haskell – without leaving Python. (How many ★ this question deserves depends on how deep you want to go.)<text:line-break/><text:line-break/>This topic was not covered in the lectures. In lecture 10, slide 4, we just mentioned in passing that a thing called a “monad” exists, and that in Haskell it's used to encapsulate side effects.<text:line-break/><text:line-break/>However, that's not the full story, and not even the main feature that makes monads interesting from the viewpoint of software development.<text:line-break/><text:line-break/>Let's concentrate on the basics, and look at monads </text:span><text:span text:style-name="T57">as </text:span><text:span text:style-name="T59">containers</text:span><text:span text:style-name="T13">. </text:span><text:span text:style-name="T15">What do multivalued (mathematical) functions, error handling, and debug logging have in common?</text:span><text:span text:style-name="T13"><text:line-break/><text:line-break/>A design pattern lurks, waiting to be abstracted. Take a look at one or more of these materials:<text:line-break/><text:line-break/></text:span><text:a xlink:type="simple" xlink:href="https://www.stephanboyer.com/post/9/monads-part-1-a-design-pattern" text:style-name="Internet_20_link" text:visited-style-name="Visited_20_Internet_20_Link"><text:span text:style-name="T13">Stephan Boyer (2012): Monads, part 1: a design pattern</text:span></text:a></text:p>
          <text:p text:style-name="P12"><text:a xlink:type="simple" xlink:href="http://nikgrozev.com/2013/12/10/monads-in-15-minutes/" text:style-name="Internet_20_link" text:visited-style-name="Visited_20_Internet_20_Link"><text:span text:style-name="T80">Nikolay Grozev (2013): Monads in 15 minutes</text:span></text:a><text:line-break/><text:a xlink:type="simple" xlink:href="https://www.stephanboyer.com/post/83/super-quick-intro-to-monads" text:style-name="Internet_20_link" text:visited-style-name="Visited_20_Internet_20_Link"><text:span text:style-name="T80">Stephan Boyer (2014): Super quick intro to monads</text:span></text:a></text:p>
          <text:p text:style-name="P5"><text:a xlink:type="simple" xlink:href="http://blog.sigfpe.com/2006/08/you-could-have-invented-monads-and.html" text:style-name="Internet_20_link" text:visited-style-name="Visited_20_Internet_20_Link"><text:span text:style-name="T80">Dan Piponi (2006): You Could Have Invented Monads! (And Maybe You Already Have.)</text:span></text:a></text:p>
          <text:p text:style-name="P6"><text:a xlink:type="simple" xlink:href="https://stackoverflow.com/questions/44965/what-is-a-monad" text:style-name="Internet_20_link" text:visited-style-name="Visited_20_Internet_20_Link"><text:span text:style-name="T80">What is a monad? (on StackOverflow)</text:span></text:a></text:p>
          <text:p text:style-name="P6"><text:a xlink:type="simple" xlink:href="https://www.stephanboyer.com/post/83/super-quick-intro-to-monads" text:style-name="Internet_20_link" text:visited-style-name="Visited_20_Internet_20_Link"/></text:p>
          <text:p text:style-name="P7"><text:span text:style-name="T81">And optionally, also:<text:line-break/><text:line-break/></text:span><text:a xlink:type="simple" xlink:href="https://www.stephanboyer.com/post/10/monads-part-2-impure-computations" text:style-name="Internet_20_link" text:visited-style-name="Visited_20_Internet_20_Link"><text:span text:style-name="T81">Stephan Boyer (2012): Monads, part 2: impure computations</text:span></text:a><text:span text:style-name="T81"><text:line-break/><text:line-break/>Now for the questions!<text:line-break/><text:line-break/><text:line-break/></text:span><text:span text:style-name="T8">a)</text:span><text:span text:style-name="T81"> Very roughly, and very briefly, </text:span><text:span text:style-name="T21">from a software engineering viewpoint</text:span><text:span text:style-name="T81"> (instead of a mathematical, </text:span><text:a xlink:type="simple" xlink:href="https://en.wikibooks.org/wiki/Haskell/Category_theory" text:style-name="Internet_20_link" text:visited-style-name="Visited_20_Internet_20_Link"><text:span text:style-name="T21">category theory</text:span></text:a><text:span text:style-name="T81"> viewpoint), </text:span><text:span text:style-name="T8">what is a monad?</text:span><text:span text:style-name="T35"><text:line-break/><text:line-break/></text:span><text:span text:style-name="T9">b)</text:span><text:span text:style-name="T36"> </text:span><text:span text:style-name="T37">Why should you make sure your own monads (if you define some) satisfy the monad laws?<text:line-break/><text:line-break/></text:span><text:span text:style-name="T10">c1)</text:span><text:span text:style-name="T37"> [alternative to c2)]<text:line-break/><text:line-break/>There's an OO(F)P-ish implementation of </text:span><text:span text:style-name="T51">the</text:span><text:span text:style-name="T37"> Maybe, List, Writer, State and Reader </text:span><text:span text:style-name="T51">monads </text:span><text:span text:style-name="T37">at<text:line-break/><text:line-break/></text:span><text:a xlink:type="simple" xlink:href="https://github.com/Technologicat/python-3-scicomp-intro/blob/master/examples/monads.py" text:style-name="Internet_20_link" text:visited-style-name="Visited_20_Internet_20_Link"><text:span text:style-name="T37">https://github.com/Technologicat/python-3-scicomp-intro/blob/master/examples/monads.py</text:span></text:a></text:p>
          <text:p text:style-name="P8"><text:span text:style-name="T37"><text:line-break/>Analyze how </text:span><text:span text:style-name="T52">(at least some of) </text:span><text:span text:style-name="T37">it works, to learn some basics about monads via example</text:span><text:span text:style-name="T52">s</text:span><text:span text:style-name="T37">.<text:line-break/><text:line-break/></text:span><text:span text:style-name="T38">(</text:span><text:span text:style-name="T30">Hint</text:span><text:span text:style-name="T38">: it may be useful to keep in mind – in a rough manner – the expected type of each object. Especially so since Python is dynamically typed, so it doesn't help you in this department, unlike Haskell. The idea being primarily based in a language with static typing, it's not surprising that it is most convenient to use in a language with static typing.</text:span></text:p>
          <text:p text:style-name="P9"><text:soft-page-break/><text:span text:style-name="T38">For example, </text:span><text:span text:style-name="T25">bind</text:span><text:span text:style-name="T38"> needs an </text:span><text:span text:style-name="T30">x</text:span><text:span text:style-name="T38"> (</text:span><text:span text:style-name="T39">in the code example, </text:span><text:span text:style-name="T38">stored in </text:span><text:span text:style-name="T30">self.x</text:span><text:span text:style-name="T38">), of type </text:span><text:span text:style-name="T30">M a</text:span><text:span text:style-name="T38">, and an </text:span><text:span text:style-name="T30">f</text:span><text:span text:style-name="T38">,<text:line-break/>of type (</text:span><text:span text:style-name="T30">a -&gt; M b</text:span><text:span text:style-name="T38">). The output of </text:span><text:span text:style-name="T30">bind</text:span><text:span text:style-name="T38"> is of type </text:span><text:span text:style-name="T30">M b</text:span><text:span text:style-name="T38">. Here </text:span><text:span text:style-name="T30">a</text:span><text:span text:style-name="T38"> and </text:span><text:span text:style-name="T30">b</text:span><text:span text:style-name="T38"> are any datatypes admissible for whatever is being computed, and </text:span><text:span text:style-name="T30">M</text:span><text:span text:style-name="T38"> is the type of the monad. This kind of analysis can help understand what the operations do: essentially, </text:span><text:span text:style-name="T30">bind</text:span><text:span text:style-name="T38"> unpacks the data from </text:span><text:span text:style-name="T30">M</text:span><text:span text:style-name="T38">, runs it through </text:span><text:span text:style-name="T30">f</text:span><text:span text:style-name="T38">, and then re-packs the result into a fresh instance of </text:span><text:span text:style-name="T30">M</text:span><text:span text:style-name="T58">.<text:line-break/><text:line-break/></text:span><text:span text:style-name="T41">O</text:span><text:span text:style-name="T40">n the other hand, </text:span><text:span text:style-name="T41">the above </text:span><text:span text:style-name="T39">is a very abstract way of thinking about a very common operation. </text:span><text:span text:style-name="T42">As the simplest examples, c</text:span><text:span text:style-name="T41">onsider the Maybe and List monads. </text:span><text:span text:style-name="T44">W</text:span><text:span text:style-name="T41">hat is actually being done </text:span><text:span text:style-name="T43">when they </text:span><text:span text:style-name="T31">bind</text:span><text:span text:style-name="T41">? </text:span><text:span text:style-name="T44">What would you have to do manually, if you d</text:span><text:span text:style-name="T45">id</text:span><text:span text:style-name="T44"> the same without monads?</text:span><text:span text:style-name="T38">)<text:line-break/><text:line-break/></text:span><text:span text:style-name="T37"><text:line-break/></text:span><text:span text:style-name="T10">c2)</text:span><text:span text:style-name="T37"> [alternative to c1)]<text:line-break/><text:line-break/>Implement some monads on your own, </text:span><text:span text:style-name="T50">in Python</text:span><text:span text:style-name="T37"> – </text:span><text:span text:style-name="T49">perhaps </text:span><text:span text:style-name="T37">based on one of the above explanations – </text:span><text:span text:style-name="T49">t</text:span><text:span text:style-name="T37">o learn some basics about monads in practice.<text:line-break/><text:line-break/></text:span><text:span text:style-name="T46">(</text:span><text:span text:style-name="T32">Hint</text:span><text:span text:style-name="T46">: </text:span><text:span text:style-name="T33">Maybe</text:span><text:span text:style-name="T37">, </text:span><text:span text:style-name="T33">List</text:span><text:span text:style-name="T37"> and </text:span><text:span text:style-name="T33">Writer</text:span><text:span text:style-name="T37"> </text:span><text:span text:style-name="T47">(in that order) </text:span><text:span text:style-name="T46">are perhaps the easiest </text:span><text:span text:style-name="T55">place to start </text:span><text:span text:style-name="T48">– </text:span><text:span text:style-name="T53">and List </text:span><text:span text:style-name="T56">already gives a </text:span><text:span text:style-name="T54">very handy</text:span><text:span text:style-name="T53"> </text:span><text:span text:style-name="T56">tool </text:span><text:span text:style-name="T54">for nondeterministic evaluation, </text:span><text:span text:style-name="T56">also in Python</text:span><text:span text:style-name="T37">. </text:span><text:span text:style-name="T34">State</text:span><text:span text:style-name="T48"> and </text:span><text:span text:style-name="T34">Reader</text:span><text:span text:style-name="T48"> </text:span><text:span text:style-name="T56">require </text:span><text:span text:style-name="T48">a different viewpoint.</text:span><text:span text:style-name="T46">)</text:span><text:span text:style-name="T81"><text:line-break/><text:line-break/><text:line-break/>Finally, if you want to get serious about this stuff in Python, here are some links:</text:span></text:p>
          <text:p text:style-name="P24"/>
          <text:p text:style-name="P9"><text:a xlink:type="simple" xlink:href="https://github.com/dbrattli/oslash/wiki/Functors,-Applicatives,-And-Monads-In-Pictures" text:style-name="Internet_20_link" text:visited-style-name="Visited_20_Internet_20_Link"><text:span text:style-name="T82">Functors, Applicatives, And Monads In Pictures - in Python</text:span></text:a></text:p>
          <text:p text:style-name="P10"><text:a xlink:type="simple" xlink:href="https://github.com/dbrattli/OSlash" text:style-name="Internet_20_link" text:visited-style-name="Visited_20_Internet_20_Link"><text:span text:style-name="T82">Ø: Functors, Applicatives, And Monads in Python</text:span></text:a></text:p>
          <text:p text:style-name="P9"><text:a xlink:type="simple" xlink:href="https://github.com/justanr/pynads" text:style-name="Internet_20_link" text:visited-style-name="Visited_20_Internet_20_Link"><text:span text:style-name="T82">Pynads - "Dumb implementation of monads in Python".</text:span></text:a></text:p>
          <text:p text:style-name="P9"><text:a xlink:type="simple" xlink:href="https://bitbucket.org/jason_delaat/pymonad/" text:style-name="Internet_20_link" text:visited-style-name="Visited_20_Internet_20_Link"><text:span text:style-name="T82">PyMonad</text:span></text:a></text:p>
          <text:p text:style-name="P9"><text:a xlink:type="simple" xlink:href="http://www.valuedlessons.com/2008/01/monads-in-python-with-nice-syntax.html" text:style-name="Internet_20_link" text:visited-style-name="Visited_20_Internet_20_Link"><text:span text:style-name="T82">Dan Piponi (2008): Monads in Python (with nice syntax!)</text:span></text:a></text:p>
          <text:p text:style-name="P9"><text:a xlink:type="simple" xlink:href="https://github.com/dpiponi/Monad-Python" text:style-name="Internet_20_link" text:visited-style-name="Visited_20_Internet_20_Link"><text:span text:style-name="T82">Monad-Python</text:span></text:a></text:p>
          <text:p text:style-name="P24"><text:line-break/></text:p>
          <text:p text:style-name="P25">And if you are curious about this idea in its natural habitat, <text:span text:style-name="T83">here are some more links for that.<text:line-break/><text:line-break/>First, be sure you understand how to read the </text:span><text:span text:style-name="T26">do notation</text:span><text:span text:style-name="T83"> </text:span><text:a xlink:type="simple" xlink:href="https://en.wikibooks.org/wiki/Haskell/do_notation" text:style-name="Internet_20_link" text:visited-style-name="Visited_20_Internet_20_Link"><text:span text:style-name="T83">[1]</text:span></text:a><text:span text:style-name="T83"> </text:span><text:a xlink:type="simple" xlink:href="https://wiki.haskell.org/Monads_as_computation#Do_notation" text:style-name="Internet_20_link" text:visited-style-name="Visited_20_Internet_20_Link"><text:span text:style-name="T83">[2]</text:span></text:a><text:span text:style-name="T83"> – a simple sugaring that makes monadic pure FP code look like imperative code.</text:span></text:p>
          <text:p text:style-name="P24"/>
          <text:p text:style-name="P11"><text:a xlink:type="simple" xlink:href="https://wiki.haskell.org/Monads_as_containers" text:style-name="Internet_20_link" text:visited-style-name="Visited_20_Internet_20_Link"><text:span text:style-name="T83">Monads as containers</text:span></text:a></text:p>
          <text:p text:style-name="P11"><text:a xlink:type="simple" xlink:href="https://wiki.haskell.org/Monads_as_computation" text:style-name="Internet_20_link" text:visited-style-name="Visited_20_Internet_20_Link"><text:span text:style-name="T83">Monads as computation</text:span></text:a><text:span text:style-name="T83"><text:line-break/></text:span><text:a xlink:type="simple" xlink:href="https://stackoverflow.com/questions/11234632/monads-with-join-instead-of-bind" text:style-name="Internet_20_link" text:visited-style-name="Visited_20_Internet_20_Link"><text:span text:style-name="T83">Monads with Join() instead of Bind() (on StackOverflow)</text:span></text:a><text:span text:style-name="T83"><text:line-break/></text:span><text:a xlink:type="simple" xlink:href="https://bartoszmilewski.com/2016/11/30/monads-and-effects/" text:style-name="Internet_20_link" text:visited-style-name="Visited_20_Internet_20_Link"><text:span text:style-name="T83">Bartosz Milewski (2016): Monads and Effects</text:span></text:a><text:span text:style-name="T83"><text:line-break/></text:span></text:p>
          <text:p text:style-name="P9"><text:a xlink:type="simple" xlink:href="http://learnyouahaskell.com/functors-applicative-functors-and-monoids" text:style-name="Internet_20_link" text:visited-style-name="Visited_20_Internet_20_Link"><text:span text:style-name="T83">Learn You A Haskell: Functors, Applicative Functors and Monoids</text:span></text:a></text:p>
          <text:p text:style-name="P11"><text:a xlink:type="simple" xlink:href="http://learnyouahaskell.com/a-fistful-of-monads" text:style-name="Internet_20_link" text:visited-style-name="Visited_20_Internet_20_Link"><text:span text:style-name="T83">Learn You A Haskell: A Fistful of Monads</text:span></text:a><text:span text:style-name="T83"><text:line-break/><text:line-break/></text:span><text:a xlink:type="simple" xlink:href="https://wiki.haskell.org/What_a_Monad_is_not" text:style-name="Internet_20_link" text:visited-style-name="Visited_20_Internet_20_Link"><text:span text:style-name="T83">What a Monad is not</text:span></text:a></text:p>
          <text:p text:style-name="P11"><text:a xlink:type="simple" xlink:href="https://wiki.haskell.org/Do_notation_considered_harmful" text:style-name="Internet_20_link" text:visited-style-name="Visited_20_Internet_20_Link"><text:span text:style-name="T83">Do notation considered harmful</text:span></text:a><text:span text:style-name="T83"><text:line-break/><text:line-break/></text:span><text:a xlink:type="simple" xlink:href="http://yannesposito.com/Scratch/en/blog/Haskell-the-Hard-Way/" text:style-name="Internet_20_link" text:visited-style-name="Visited_20_Internet_20_Link"><text:span text:style-name="T83">Yann Esposito (2012): Learn Haskell Fast and Hard</text:span></text:a></text:p>
          <text:p text:style-name="P11"><text:a xlink:type="simple" xlink:href="https://en.wikibooks.org/wiki/Haskell/Category_theory" text:style-name="Internet_20_link" text:visited-style-name="Visited_20_Internet_20_Link"><text:span text:style-name="T83">Haskell/Category theory</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ha Jeronen</meta:initial-creator>
    <meta:creation-date>2018-02-07T15:03:41.142437278</meta:creation-date>
    <dc:date>2018-05-07T20:00:05.909486194</dc:date>
    <dc:creator>Juha Jeronen</dc:creator>
    <meta:editing-duration>P4DT9H56M31S</meta:editing-duration>
    <meta:editing-cycles>933</meta:editing-cycles>
    <meta:generator>LibreOffice/4.4.3.2$Linux_X86_64 LibreOffice_project/40m0$Build-2</meta:generator>
    <meta:document-statistic meta:table-count="0" meta:image-count="0" meta:object-count="0" meta:page-count="6" meta:paragraph-count="40" meta:word-count="2088" meta:character-count="12254" meta:non-whitespace-character-count="10042"/>
  </office:meta>
</office:document-meta>
</file>